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erif_1.ttf" manifest:media-type="application/x-font-ttf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я1" style:family="table">
      <style:table-properties style:width="13.437cm" fo:margin-left="-0.106cm" fo:margin-top="0cm" fo:margin-bottom="0cm" table:align="left"/>
    </style:style>
    <style:style style:name="Таблиця1.A" style:family="table-column">
      <style:table-column-properties style:column-width="2.311cm"/>
    </style:style>
    <style:style style:name="Таблиця1.B" style:family="table-column">
      <style:table-column-properties style:column-width="2.094cm"/>
    </style:style>
    <style:style style:name="Таблиця1.C" style:family="table-column">
      <style:table-column-properties style:column-width="2.258cm"/>
    </style:style>
    <style:style style:name="Таблиця1.D" style:family="table-column">
      <style:table-column-properties style:column-width="2.26cm"/>
    </style:style>
    <style:style style:name="Таблиця1.F" style:family="table-column">
      <style:table-column-properties style:column-width="2.256cm"/>
    </style:style>
    <style:style style:name="Таблиця1.1" style:family="table-row">
      <style:table-row-properties style:min-row-height="0.529cm" fo:keep-together="auto"/>
    </style:style>
    <style:style style:name="Таблиця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я1.C1" style:family="table-cell">
      <style:table-cell-properties style:vertical-align="bottom" fo:padding="0.097cm" fo:border="0.5pt solid #000000"/>
    </style:style>
    <style:style style:name="Таблиця1.C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я1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я2" style:family="table">
      <style:table-properties style:width="17.609cm" fo:margin-left="-0.106cm" fo:margin-top="0cm" fo:margin-bottom="0cm" table:align="left"/>
    </style:style>
    <style:style style:name="Таблиця2.A" style:family="table-column">
      <style:table-column-properties style:column-width="2.45cm"/>
    </style:style>
    <style:style style:name="Таблиця2.B" style:family="table-column">
      <style:table-column-properties style:column-width="5.057cm"/>
    </style:style>
    <style:style style:name="Таблиця2.C" style:family="table-column">
      <style:table-column-properties style:column-width="2.522cm"/>
    </style:style>
    <style:style style:name="Таблиця2.1" style:family="table-row">
      <style:table-row-properties style:min-row-height="0.529cm" fo:keep-together="auto"/>
    </style:style>
    <style:style style:name="Таблиця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я2.D1" style:family="table-cell">
      <style:table-cell-properties style:vertical-align="bottom" fo:padding="0.097cm" fo:border="0.5pt solid #000000"/>
    </style:style>
    <style:style style:name="Таблиця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я2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5770" officeooo:paragraph-rsid="0013c951"/>
    </style:style>
    <style:style style:name="P2" style:family="paragraph" style:parent-style-name="Text_20_body">
      <style:text-properties officeooo:rsid="001e5770" officeooo:paragraph-rsid="0013c951"/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P4" style:family="paragraph" style:parent-style-name="Standard">
      <style:paragraph-properties fo:text-align="end" style:justify-single-word="false">
        <style:tab-stops/>
      </style:paragraph-properties>
    </style:style>
    <style:style style:name="P5" style:family="paragraph" style:parent-style-name="Heading_20_1">
      <style:text-properties officeooo:rsid="001e5770" officeooo:paragraph-rsid="0013c951"/>
    </style:style>
    <style:style style:name="P6" style:family="paragraph" style:parent-style-name="Heading_20_3">
      <style:paragraph-properties fo:margin-top="0.046cm" fo:margin-bottom="0.011cm" style:contextual-spacing="false"/>
      <style:text-properties officeooo:paragraph-rsid="0013c951"/>
    </style:style>
    <style:style style:name="P7" style:family="paragraph" style:parent-style-name="Heading_20_4">
      <style:text-properties officeooo:paragraph-rsid="0013c951"/>
    </style:style>
    <style:style style:name="P8" style:family="paragraph" style:parent-style-name="Standard">
      <style:paragraph-properties fo:text-align="center" style:justify-single-word="false">
        <style:tab-stops/>
      </style:paragraph-properties>
    </style:style>
    <style:style style:name="P9" style:family="paragraph" style:parent-style-name="Standard">
      <style:paragraph-properties fo:text-align="end" style:justify-single-word="false">
        <style:tab-stops/>
      </style:paragraph-properties>
    </style:style>
    <style:style style:name="P10" style:family="paragraph" style:parent-style-name="Standard">
      <style:text-properties officeooo:paragraph-rsid="0013c951"/>
    </style:style>
    <style:style style:name="P11" style:family="paragraph" style:parent-style-name="Standard">
      <style:paragraph-properties fo:text-align="start" style:justify-single-word="false">
        <style:tab-stops/>
      </style:paragraph-properties>
    </style:style>
    <style:style style:name="P12" style:family="paragraph" style:parent-style-name="Text_20_body" style:list-style-name="L1">
      <style:text-properties officeooo:rsid="001e5770" officeooo:paragraph-rsid="0013c951"/>
    </style:style>
    <style:style style:name="P13" style:family="paragraph" style:parent-style-name="Text_20_body" style:list-style-name="L1">
      <style:text-properties officeooo:rsid="0013c951" officeooo:paragraph-rsid="0013c951"/>
    </style:style>
    <style:style style:name="P14" style:family="paragraph" style:parent-style-name="Text_20_body" style:list-style-name="L1">
      <style:text-properties officeooo:rsid="0014bc98" officeooo:paragraph-rsid="0014bc98"/>
    </style:style>
    <style:style style:name="T1" style:family="text">
      <style:text-properties officeooo:rsid="00229b13"/>
    </style:style>
    <style:style style:name="T2" style:family="text">
      <style:text-properties officeooo:rsid="0013c951"/>
    </style:style>
    <style:style style:name="T3" style:family="text">
      <style:text-properties officeooo:rsid="001e5770"/>
    </style:style>
    <style:style style:name="T4" style:family="text">
      <style:text-properties officeooo:rsid="0014a4f4"/>
    </style:style>
    <style:style style:name="T5" style:family="text">
      <style:text-properties officeooo:rsid="0014bc98"/>
    </style:style>
    <style:style style:name="T6" style:family="text">
      <style:text-properties officeooo:rsid="0015a1f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Звіт про лабораторну роботу №<text:span text:style-name="T4">5</text:span></text:h>
      <text:h text:style-name="P6" text:outline-level="3">з дисципліни “Кластерні розрахунки” (High-Performance Computing)</text:h>
      <text:h text:style-name="P6" text:outline-level="3"><text:span text:style-name="T1">с</text:span>тудента 1 курсу групи ПЗС-1</text:h>
      <text:h text:style-name="P6" text:outline-level="3">Грищенка Юрія</text:h>
      <text:p text:style-name="P1"/>
      <text:h text:style-name="P5" text:outline-level="1">Тема: Паралельний алгоритм <text:span text:style-name="T5">знаходження найкоротшого шляху</text:span></text:h>
      <text:p text:style-name="P2">Робота виконана з використанням бібліотеки <text:span text:style-name="T2">Intel MPI</text:span> на ОС Linux.</text:p>
      <text:p text:style-name="P2">(див. відео з Google Drive)</text:p>
      <text:h text:style-name="P7" text:outline-level="4"><text:span text:style-name="T3">Результати</text:span></text:h>
      <text:p text:style-name="Standard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C"/>
        <table:table-column table:style-name="Таблиця1.F"/>
        <table:table-row table:style-name="Таблиця1.1">
          <table:table-cell table:style-name="Таблиця1.A1" table:number-rows-spanned="3" office:value-type="string">
            <text:p text:style-name="P3">Matrix size</text:p>
          </table:table-cell>
          <table:table-cell table:style-name="Таблиця1.A1" table:number-rows-spanned="3" office:value-type="string">
            <text:p text:style-name="P3">Serial</text:p>
          </table:table-cell>
          <table:table-cell table:style-name="Таблиця1.C1" table:number-columns-spanned="4" office:value-type="string">
            <text:p text:style-name="P3">Parallel</text:p>
          </table:table-cell>
          <table:covered-table-cell/>
          <table:covered-table-cell/>
          <table:covered-table-cell/>
        </table:table-row>
        <table:table-row table:style-name="Таблиця1.1">
          <table:covered-table-cell table:style-name="Таблиця1.A1"/>
          <table:covered-table-cell table:style-name="Таблиця1.A1"/>
          <table:table-cell table:style-name="Таблиця1.C2" table:number-columns-spanned="2" office:value-type="string">
            <text:p text:style-name="P3">2 processors</text:p>
          </table:table-cell>
          <table:covered-table-cell/>
          <table:table-cell table:style-name="Таблиця1.E2" table:number-columns-spanned="2" office:value-type="string">
            <text:p text:style-name="P3">4 processors</text:p>
          </table:table-cell>
          <table:covered-table-cell/>
        </table:table-row>
        <table:table-row table:style-name="Таблиця1.1">
          <table:covered-table-cell table:style-name="Таблиця1.A1"/>
          <table:covered-table-cell table:style-name="Таблиця1.A1"/>
          <table:table-cell table:style-name="Таблиця1.C2" office:value-type="string">
            <text:p text:style-name="P3">Time</text:p>
          </table:table-cell>
          <table:table-cell table:style-name="Таблиця1.C2" office:value-type="string">
            <text:p text:style-name="P3">Speedup</text:p>
          </table:table-cell>
          <table:table-cell table:style-name="Таблиця1.C2" office:value-type="string">
            <text:p text:style-name="P3">Time</text:p>
          </table:table-cell>
          <table:table-cell table:style-name="Таблиця1.E2" office:value-type="string">
            <text:p text:style-name="P3">Speedup</text:p>
          </table:table-cell>
        </table:table-row>
        <table:table-row table:style-name="Таблиця1.1">
          <table:table-cell table:style-name="Таблиця1.C2" office:value-type="string">
            <text:p text:style-name="P4">10</text:p>
          </table:table-cell>
          <table:table-cell table:style-name="Таблиця1.C2" office:value-type="string">
            <text:p text:style-name="P4">0.000022</text:p>
          </table:table-cell>
          <table:table-cell table:style-name="Таблиця1.C2" office:value-type="string">
            <text:p text:style-name="P4">0.001607</text:p>
          </table:table-cell>
          <table:table-cell table:style-name="Таблиця1.C2" office:value-type="string">
            <text:p text:style-name="P4">-0.001585</text:p>
          </table:table-cell>
          <table:table-cell table:style-name="Таблиця1.C2" office:value-type="string">
            <text:p text:style-name="P4">0.004723</text:p>
          </table:table-cell>
          <table:table-cell table:style-name="Таблиця1.E2" office:value-type="string">
            <text:p text:style-name="P4">-0.003116</text:p>
          </table:table-cell>
        </table:table-row>
        <table:table-row table:style-name="Таблиця1.1">
          <table:table-cell table:style-name="Таблиця1.C2" office:value-type="string">
            <text:p text:style-name="P4">500</text:p>
          </table:table-cell>
          <table:table-cell table:style-name="Таблиця1.C2" office:value-type="string">
            <text:p text:style-name="P4">1.954652</text:p>
          </table:table-cell>
          <table:table-cell table:style-name="Таблиця1.C2" office:value-type="string">
            <text:p text:style-name="P4">1.006676</text:p>
          </table:table-cell>
          <table:table-cell table:style-name="Таблиця1.C2" office:value-type="string">
            <text:p text:style-name="P4">0.947976</text:p>
          </table:table-cell>
          <table:table-cell table:style-name="Таблиця1.C2" office:value-type="string">
            <text:p text:style-name="P4">0.555609</text:p>
          </table:table-cell>
          <table:table-cell table:style-name="Таблиця1.E2" office:value-type="string">
            <text:p text:style-name="P4">0.451067</text:p>
          </table:table-cell>
        </table:table-row>
        <table:table-row table:style-name="Таблиця1.1">
          <table:table-cell table:style-name="Таблиця1.C2" office:value-type="string">
            <text:p text:style-name="P4">600</text:p>
          </table:table-cell>
          <table:table-cell table:style-name="Таблиця1.C2" office:value-type="string">
            <text:p text:style-name="P4">3.600068</text:p>
          </table:table-cell>
          <table:table-cell table:style-name="Таблиця1.C2" office:value-type="string">
            <text:p text:style-name="P4">1.719914</text:p>
          </table:table-cell>
          <table:table-cell table:style-name="Таблиця1.C2" office:value-type="string">
            <text:p text:style-name="P4">1.880154</text:p>
          </table:table-cell>
          <table:table-cell table:style-name="Таблиця1.C2" office:value-type="string">
            <text:p text:style-name="P4">0.991693</text:p>
          </table:table-cell>
          <table:table-cell table:style-name="Таблиця1.E2" office:value-type="string">
            <text:p text:style-name="P4">0.728221</text:p>
          </table:table-cell>
        </table:table-row>
        <table:table-row table:style-name="Таблиця1.1">
          <table:table-cell table:style-name="Таблиця1.C2" office:value-type="string">
            <text:p text:style-name="P4">700</text:p>
          </table:table-cell>
          <table:table-cell table:style-name="Таблиця1.C2" office:value-type="string">
            <text:p text:style-name="P4">5.563427</text:p>
          </table:table-cell>
          <table:table-cell table:style-name="Таблиця1.C2" office:value-type="string">
            <text:p text:style-name="P4">2.809176</text:p>
          </table:table-cell>
          <table:table-cell table:style-name="Таблиця1.C2" office:value-type="string">
            <text:p text:style-name="P4">2.754251</text:p>
          </table:table-cell>
          <table:table-cell table:style-name="Таблиця1.C2" office:value-type="string">
            <text:p text:style-name="P4">1.56706</text:p>
          </table:table-cell>
          <table:table-cell table:style-name="Таблиця1.E2" office:value-type="string">
            <text:p text:style-name="P4">1.242116</text:p>
          </table:table-cell>
        </table:table-row>
        <table:table-row table:style-name="Таблиця1.1">
          <table:table-cell table:style-name="Таблиця1.C2" office:value-type="string">
            <text:p text:style-name="P4">800</text:p>
          </table:table-cell>
          <table:table-cell table:style-name="Таблиця1.C2" office:value-type="string">
            <text:p text:style-name="P4">8.529712</text:p>
          </table:table-cell>
          <table:table-cell table:style-name="Таблиця1.C2" office:value-type="string">
            <text:p text:style-name="P4">4.157881</text:p>
          </table:table-cell>
          <table:table-cell table:style-name="Таблиця1.C2" office:value-type="string">
            <text:p text:style-name="P4">4.371831</text:p>
          </table:table-cell>
          <table:table-cell table:style-name="Таблиця1.C2" office:value-type="string">
            <text:p text:style-name="P4">2.46344</text:p>
          </table:table-cell>
          <table:table-cell table:style-name="Таблиця1.E2" office:value-type="string">
            <text:p text:style-name="P4">1.694441</text:p>
          </table:table-cell>
        </table:table-row>
        <table:table-row table:style-name="Таблиця1.1">
          <table:table-cell table:style-name="Таблиця1.C2" office:value-type="string">
            <text:p text:style-name="P4">900</text:p>
          </table:table-cell>
          <table:table-cell table:style-name="Таблиця1.C2" office:value-type="string">
            <text:p text:style-name="P4">11.990963</text:p>
          </table:table-cell>
          <table:table-cell table:style-name="Таблиця1.C2" office:value-type="string">
            <text:p text:style-name="P4">5.915757</text:p>
          </table:table-cell>
          <table:table-cell table:style-name="Таблиця1.C2" office:value-type="string">
            <text:p text:style-name="P4">6.075206</text:p>
          </table:table-cell>
          <table:table-cell table:style-name="Таблиця1.C2" office:value-type="string">
            <text:p text:style-name="P4">3.491232</text:p>
          </table:table-cell>
          <table:table-cell table:style-name="Таблиця1.E2" office:value-type="string">
            <text:p text:style-name="P4">2.424525</text:p>
          </table:table-cell>
        </table:table-row>
        <table:table-row table:style-name="Таблиця1.1">
          <table:table-cell table:style-name="Таблиця1.C2" office:value-type="string">
            <text:p text:style-name="P4">1000</text:p>
          </table:table-cell>
          <table:table-cell table:style-name="Таблиця1.C2" office:value-type="string">
            <text:p text:style-name="P4">16.709959</text:p>
          </table:table-cell>
          <table:table-cell table:style-name="Таблиця1.C2" office:value-type="string">
            <text:p text:style-name="P4">8.11556</text:p>
          </table:table-cell>
          <table:table-cell table:style-name="Таблиця1.C2" office:value-type="string">
            <text:p text:style-name="P4">8.594399</text:p>
          </table:table-cell>
          <table:table-cell table:style-name="Таблиця1.C2" office:value-type="string">
            <text:p text:style-name="P4">4.830507</text:p>
          </table:table-cell>
          <table:table-cell table:style-name="Таблиця1.E2" office:value-type="string">
            <text:p text:style-name="P4">3.285053</text:p>
          </table:table-cell>
        </table:table-row>
      </table:table>
      <text:p text:style-name="Standard"/>
      <text:p text:style-name="P10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3">Matrix size</text:p>
          </table:table-cell>
          <table:table-cell table:style-name="Таблиця2.A1" table:number-columns-spanned="2" office:value-type="string">
            <text:p text:style-name="P3">2 processors</text:p>
          </table:table-cell>
          <table:covered-table-cell/>
          <table:table-cell table:style-name="Таблиця2.D1" table:number-columns-spanned="2" office:value-type="string">
            <text:p text:style-name="P3">4 processors</text:p>
          </table:table-cell>
          <table:covered-table-cell/>
        </table:table-row>
        <table:table-row table:style-name="Таблиця2.1">
          <table:table-cell table:style-name="Таблиця2.A2" office:value-type="string">
            <text:p text:style-name="P3"/>
          </table:table-cell>
          <table:table-cell table:style-name="Таблиця2.A2" office:value-type="string">
            <text:p text:style-name="P3">Model</text:p>
          </table:table-cell>
          <table:table-cell table:style-name="Таблиця2.A2" office:value-type="string">
            <text:p text:style-name="P3">Experiment</text:p>
          </table:table-cell>
          <table:table-cell table:style-name="Таблиця2.A2" office:value-type="string">
            <text:p text:style-name="P3">Model</text:p>
          </table:table-cell>
          <table:table-cell table:style-name="Таблиця2.E2" office:value-type="string">
            <text:p text:style-name="P3">Experiment</text:p>
          </table:table-cell>
        </table:table-row>
        <table:table-row table:style-name="Таблиця2.1">
          <table:table-cell table:style-name="Таблиця2.A2" office:value-type="string">
            <text:p text:style-name="P4">10</text:p>
          </table:table-cell>
          <table:table-cell table:style-name="Таблиця2.A2" office:value-type="string">
            <text:p text:style-name="P11">8.10995189504373E-06</text:p>
          </table:table-cell>
          <table:table-cell table:style-name="Таблиця2.A2" office:value-type="string">
            <text:p text:style-name="P4">0.001607</text:p>
          </table:table-cell>
          <table:table-cell table:style-name="Таблиця2.A2" office:value-type="string">
            <text:p text:style-name="P11">4.05497594752187E-06</text:p>
          </table:table-cell>
          <table:table-cell table:style-name="Таблиця2.E2" office:value-type="string">
            <text:p text:style-name="P4">0.004723</text:p>
          </table:table-cell>
        </table:table-row>
        <table:table-row table:style-name="Таблиця2.1">
          <table:table-cell table:style-name="Таблиця2.A2" office:value-type="string">
            <text:p text:style-name="P4">500</text:p>
          </table:table-cell>
          <table:table-cell table:style-name="Таблиця2.A2" office:value-type="string">
            <text:p text:style-name="P11">1.01374398688047</text:p>
          </table:table-cell>
          <table:table-cell table:style-name="Таблиця2.A2" office:value-type="string">
            <text:p text:style-name="P4">1.006676</text:p>
          </table:table-cell>
          <table:table-cell table:style-name="Таблиця2.A2" office:value-type="string">
            <text:p text:style-name="P11">0.506871993440233</text:p>
          </table:table-cell>
          <table:table-cell table:style-name="Таблиця2.E2" office:value-type="string">
            <text:p text:style-name="P4">0.555609</text:p>
          </table:table-cell>
        </table:table-row>
        <table:table-row table:style-name="Таблиця2.1">
          <table:table-cell table:style-name="Таблиця2.A2" office:value-type="string">
            <text:p text:style-name="P4">600</text:p>
          </table:table-cell>
          <table:table-cell table:style-name="Таблиця2.A2" office:value-type="string">
            <text:p text:style-name="P11">1.75174960932945</text:p>
          </table:table-cell>
          <table:table-cell table:style-name="Таблиця2.A2" office:value-type="string">
            <text:p text:style-name="P4">1.719914</text:p>
          </table:table-cell>
          <table:table-cell table:style-name="Таблиця2.A2" office:value-type="string">
            <text:p text:style-name="P11">0.875874804664723</text:p>
          </table:table-cell>
          <table:table-cell table:style-name="Таблиця2.E2" office:value-type="string">
            <text:p text:style-name="P4">0.991693</text:p>
          </table:table-cell>
        </table:table-row>
        <table:table-row table:style-name="Таблиця2.1">
          <table:table-cell table:style-name="Таблиця2.A2" office:value-type="string">
            <text:p text:style-name="P4">700</text:p>
          </table:table-cell>
          <table:table-cell table:style-name="Таблиця2.A2" office:value-type="string">
            <text:p text:style-name="P11">2.7817135</text:p>
          </table:table-cell>
          <table:table-cell table:style-name="Таблиця2.A2" office:value-type="string">
            <text:p text:style-name="P4">2.809176</text:p>
          </table:table-cell>
          <table:table-cell table:style-name="Таблиця2.A2" office:value-type="string">
            <text:p text:style-name="P11">1.39085675</text:p>
          </table:table-cell>
          <table:table-cell table:style-name="Таблиця2.E2" office:value-type="string">
            <text:p text:style-name="P4">1.56706</text:p>
          </table:table-cell>
        </table:table-row>
        <table:table-row table:style-name="Таблиця2.1">
          <table:table-cell table:style-name="Таблиця2.A2" office:value-type="string">
            <text:p text:style-name="P4">800</text:p>
          </table:table-cell>
          <table:table-cell table:style-name="Таблиця2.A2" office:value-type="string">
            <text:p text:style-name="P11">4.15229537026239</text:p>
          </table:table-cell>
          <table:table-cell table:style-name="Таблиця2.A2" office:value-type="string">
            <text:p text:style-name="P4">4.157881</text:p>
          </table:table-cell>
          <table:table-cell table:style-name="Таблиця2.A2" office:value-type="string">
            <text:p text:style-name="P11">2.07614768513119</text:p>
          </table:table-cell>
          <table:table-cell table:style-name="Таблиця2.E2" office:value-type="string">
            <text:p text:style-name="P4">2.46344</text:p>
          </table:table-cell>
        </table:table-row>
        <table:table-row table:style-name="Таблиця2.1">
          <table:table-cell table:style-name="Таблиця2.A2" office:value-type="string">
            <text:p text:style-name="P4">900</text:p>
          </table:table-cell>
          <table:table-cell table:style-name="Таблиця2.A2" office:value-type="string">
            <text:p text:style-name="P11">5.91215493148688</text:p>
          </table:table-cell>
          <table:table-cell table:style-name="Таблиця2.A2" office:value-type="string">
            <text:p text:style-name="P4">5.915757</text:p>
          </table:table-cell>
          <table:table-cell table:style-name="Таблиця2.A2" office:value-type="string">
            <text:p text:style-name="P11">2.95607746574344</text:p>
          </table:table-cell>
          <table:table-cell table:style-name="Таблиця2.E2" office:value-type="string">
            <text:p text:style-name="P4">3.491232</text:p>
          </table:table-cell>
        </table:table-row>
        <table:table-row table:style-name="Таблиця2.1">
          <table:table-cell table:style-name="Таблиця2.A2" office:value-type="string">
            <text:p text:style-name="P4">1000</text:p>
          </table:table-cell>
          <table:table-cell table:style-name="Таблиця2.A2" office:value-type="string">
            <text:p text:style-name="P11">8.10995189504373</text:p>
          </table:table-cell>
          <table:table-cell table:style-name="Таблиця2.A2" office:value-type="string">
            <text:p text:style-name="P4">8.11556</text:p>
          </table:table-cell>
          <table:table-cell table:style-name="Таблиця2.A2" office:value-type="string">
            <text:p text:style-name="P11">4.05497594752187</text:p>
          </table:table-cell>
          <table:table-cell table:style-name="Таблиця2.E2" office:value-type="string">
            <text:p text:style-name="P4">4.830507</text:p>
          </table:table-cell>
        </table:table-row>
      </table:table>
      <text:p text:style-name="Standard"/>
      <text:h text:style-name="P7" text:outline-level="4" text:is-list-header="true"><text:soft-page-break/><text:span text:style-name="T3">Висновки</text:span></text:h>
      <text:list xml:id="list3766214273" text:style-name="L1">
        <text:list-item>
          <text:p text:style-name="P14">Для вирішення задачі використали алгоритм Флойда-Воршелла</text:p>
        </text:list-item>
        <text:list-item>
          <text:p text:style-name="P12">Імплементували послідовний та паралельний алгоритми для вирішення задачі</text:p>
        </text:list-item>
        <text:list-item>
          <text:p text:style-name="P12">Дослідили час виконання алгоритмів над вхідними даними різного розміру</text:p>
        </text:list-item>
        <text:list-item>
          <text:p text:style-name="P12">Теоретично оцінили час виконання паралельного алгоритму, порівняли з дійсними результатами</text:p>
        </text:list-item>
        <text:list-item>
          <text:p text:style-name="P12">Отримали очікуваний результат: <text:span text:style-name="T2">паралельний</text:span> алгоритм швидший за <text:span text:style-name="T2">послідовний</text:span>. </text:p>
          <text:list>
            <text:list-item>
              <text:p text:style-name="P13">В порівнянні з лабораторн<text:span text:style-name="T5">ими</text:span> робот<text:span text:style-name="T5">ами </text:span>№1 <text:span text:style-name="T5">та №4 </text:span>послідовний алгоритм виконується над складнішою структурою даних, яка не чітко відображається лінійно в оперативній пам’яті, отже кеш процесора відіграє набагато меншу роль.</text:p>
            </text:list-item>
            <text:list-item>
              <text:p text:style-name="P13"><text:span text:style-name="T5">Також</text:span> бачимо, що результат на практиці <text:span text:style-name="T6">близький</text:span><text:span text:style-name="T5"> </text:span><text:span text:style-name="T6">до</text:span> теоретичн<text:span text:style-name="T6">ого</text:span>. Причиною може бути <text:span text:style-name="T5">простота </text:span>топології при паралелізації даного алгоритму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01:51:37.511579464</meta:creation-date>
    <meta:editing-cycles>4</meta:editing-cycles>
    <meta:editing-duration>PT20M15S</meta:editing-duration>
    <dc:date>2022-11-21T02:44:44.339492290</dc:date>
    <meta:generator>LibreOffice/7.3.7.2$Linux_X86_64 LibreOffice_project/30$Build-2</meta:generator>
    <meta:document-statistic meta:table-count="2" meta:image-count="0" meta:object-count="0" meta:page-count="2" meta:paragraph-count="109" meta:word-count="236" meta:character-count="1821" meta:non-whitespace-character-count="1700"/>
  </office:meta>
</office:document-meta>
</file>